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3.5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T1" style:family="text">
      <style:text-properties fo:font-size="13.5pt"/>
    </style:style>
    <style:style style:name="T2" style:family="text">
      <style:text-properties style:font-size-asian="13.5pt"/>
    </style:style>
    <style:style style:name="T3" style:family="text">
      <style:text-properties fo:font-size="24pt"/>
    </style:style>
    <style:style style:name="T4" style:family="text">
      <style:text-properties style:font-size-asian="18pt"/>
    </style:style>
    <style:style style:name="T5" style:family="text">
      <style:text-properties fo:font-weight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OLE">
      <style:graphic-properties fo:margin-left="0in" fo:margin-right="0in" fo:margin-top="0in" fo:margin-bottom="0in" style:vertical-pos="middle" style:vertical-rel="baseline" fo:padding="0in" fo:border="none" draw:ole-draw-aspect="1" draw:visible-area-top="0in" draw:visible-area-width="3.937in" draw:visible-area-height="3.937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3.7083in" svg:y="8.802in" svg:width="0.1874in" draw:z-index="0">
        <draw:text-box fo:min-height="0.1874in">
          <text:p text:style-name="Text_20_body"><draw:frame draw:name="ZeroClipboardMovie_1" text:anchor-type="as-char" svg:width="0.1874in" svg:height="0.1874in" draw:z-index="2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1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2" text:anchor-type="page" text:anchor-page-number="1" svg:x="3.7083in" svg:y="19.8752in" svg:width="0.1874in" draw:z-index="1">
        <draw:text-box fo:min-height="0.1874in">
          <text:p text:style-name="Text_20_body"><draw:frame draw:name="ZeroClipboardMovie_2" text:anchor-type="as-char" svg:width="0.1874in" svg:height="0.1874in" draw:z-index="3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2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text:p text:style-name="Standard"><text:a xlink:type="simple" xlink:href="http://blog.csdn.net/gzshun/article/details/7358651">http://blog.csdn.net/gzshun/article/details/7358651</text:a></text:p>
      <text:p text:style-name="Standard"/>
      <text:p text:style-name="Text_20_body"><text:span text:style-name="T2">在嵌入式</text:span><text:span text:style-name="T1">Linux</text:span><text:span text:style-name="T2">系统中，有时候需要搭建一个</text:span><text:span text:style-name="T1">ftp</text:span><text:span text:style-name="T2">服务器，以便</text:span><text:span text:style-name="T1">windows</text:span><text:span text:style-name="T2">或 </text:span><text:span text:style-name="T1">linux</text:span><text:span text:style-name="T2">系统去访问嵌入式</text:span><text:span text:style-name="T1">linux</text:span><text:span text:style-name="T2">系统的数据。现在流行的</text:span><text:span text:style-name="T1">ftp</text:span><text:span text:style-name="T2">和</text:span><text:span text:style-name="T1">vsftpd</text:span><text:span text:style-name="T2">软件相对比较大，在嵌入式</text:span><text:span text:style-name="T1">Linux</text:span><text:span text:style-name="T2">系统下不太合适。最近由于需要，发 现了一款很小型的</text:span><text:span text:style-name="T1">ftp</text:span><text:span text:style-name="T2">服务器，在这里分享。</text:span></text:p>
      <text:p text:style-name="P1"/>
      <text:p text:style-name="Text_20_body"><text:a xlink:type="simple" xlink:href="http://download.csdn.net/detail/gzshun/4144415" office:target-frame-name="_blank" xlink:show="new"><text:span text:style-name="Strong_20_Emphasis"><text:span text:style-name="T3">stupid-ftpd</text:span></text:span></text:a><text:span text:style-name="Strong_20_Emphasis"><text:span text:style-name="T3"> </text:span></text:span><text:a xlink:type="simple" xlink:href="http://download.csdn.net/detail/gzshun/4144415" office:target-frame-name="_blank" xlink:show="new"><text:span text:style-name="Strong_20_Emphasis"><text:span text:style-name="T4">点击下载</text:span></text:span></text:a></text:p>
      <text:p text:style-name="Text_20_body"><text:line-break/><text:span text:style-name="T2">根据自己的需要，修改</text:span><text:span text:style-name="T1">Makefile</text:span><text:span text:style-name="T2">，将</text:span><text:span text:style-name="T1">gcc</text:span><text:span text:style-name="T2">修改为交叉工具链的</text:span><text:span text:style-name="T1">gcc</text:span><text:span text:style-name="T2">，比如</text:span><text:span text:style-name="T1">mips-gnu-linux-gcc</text:span><text:span text:style-name="T2">。</text:span><text:line-break/><text:span text:style-name="T2">若要静态编译，在</text:span><text:span text:style-name="T1">CFLAGS</text:span><text:span text:style-name="T2">后面添加</text:span><text:span text:style-name="T1">"-static"</text:span><text:span text:style-name="T2">选项。</text:span></text:p>
      <text:p text:style-name="Text_20_body"><text:span text:style-name="T2">以下的</text:span><text:span text:style-name="T1">Makefile</text:span><text:span text:style-name="T2">已经修改：</text:span></text:p>
      <text:p text:style-name="Text_20_body"><text:span text:style-name="T5">[plain]</text:span> <text:a xlink:type="simple" xlink:href="http://blog.csdn.net/gzshun/article/details/7358651#">view plain</text:a><text:a xlink:type="simple" xlink:href="http://blog.csdn.net/gzshun/article/details/7358651#">copy</text:a></text:p>
      <text:list xml:id="list1435183888" text:style-name="L1">
        <text:list-item>
          <text:p text:style-name="P4">#  </text:p>
        </text:list-item>
        <text:list-item>
          <text:p text:style-name="P4">#  </text:p>
        </text:list-item>
        <text:list-item>
          <text:p text:style-name="P4"># Makefile for the linux version of stupid-ftpd  </text:p>
        </text:list-item>
        <text:list-item>
          <text:p text:style-name="P4">#  </text:p>
        </text:list-item>
        <text:list-item>
          <text:p text:style-name="P4">#  </text:p>
        </text:list-item>
        <text:list-item>
          <text:p text:style-name="P4">#  </text:p>
        </text:list-item>
        <text:list-item>
          <text:p text:style-name="P4">  </text:p>
        </text:list-item>
        <text:list-item>
          <text:p text:style-name="P4">  </text:p>
        </text:list-item>
        <text:list-item>
          <text:p text:style-name="P4">CC=mips-linux-gnu-gcc -EL          #修改  </text:p>
        </text:list-item>
        <text:list-item>
          <text:p text:style-name="P4">OBJS=ftpcommand.o ftpdconfig.o command.o ls.o stupid-ftpd.o  </text:p>
        </text:list-item>
        <text:list-item>
          <text:p text:style-name="P4">DOBJS=ftpcommand.do ftpdconfig.do command.do ls.do stupid-ftpd.do  </text:p>
        </text:list-item>
        <text:list-item>
          <text:p text:style-name="P4">POBJS=ftpcommand.po ftpdconfig.po command.po ls.po stupid-ftpd.po  </text:p>
        </text:list-item>
        <text:list-item>
          <text:p text:style-name="P4">LIBS=  </text:p>
        </text:list-item>
        <text:list-item>
          <text:p text:style-name="P4">CFLAGS=-O2 -Wall -Wstrict-prototypes -static    #修改  </text:p>
        </text:list-item>
        <text:list-item>
          <text:p text:style-name="P4">DCFLAGS=-g -DDEBUG -Wall -Wstrict-prototypes  </text:p>
        </text:list-item>
        <text:list-item>
          <text:p text:style-name="P4">PCFLAGS=-g -DDEBUG -Wall -Wstrict-prototypes -Wcast-align -Wwrite-strings -Wconversion -Waggregate-return -Wmissing-prototypes -Wmissing-declarations -Wredundant-decls -Wnested-externs  </text:p>
        </text:list-item>
        <text:list-item>
          <text:p text:style-name="P4">EXEC=stupid-ftpd.Linux6  </text:p>
        </text:list-item>
        <text:list-item>
          <text:p text:style-name="P4">  </text:p>
        </text:list-item>
        <text:list-item>
          <text:p text:style-name="P4">.SUFFIXES: .c .o .do .po  </text:p>
        </text:list-item>
        <text:list-item>
          <text:p text:style-name="P4">  </text:p>
        </text:list-item>
        <text:list-item>
          <text:p text:style-name="P4">all: $(OBJS)  </text:p>
        </text:list-item>
        <text:list-item>
          <text:p text:style-name="P4">    $(CC) $(CFLAGS) -o $(EXEC) $(OBJS) $(LIBS)  </text:p>
        </text:list-item>
        <text:list-item>
          <text:p text:style-name="P4">  </text:p>
        </text:list-item>
        <text:list-item>
          <text:p text:style-name="P4">debug: $(DOBJS)  </text:p>
        </text:list-item>
        <text:list-item>
          <text:p text:style-name="P4">    $(CC) $(DCFLAGS) -o $(EXEC) $(DOBJS) $(LIBS)  </text:p>
        </text:list-item>
        <text:list-item>
          <text:p text:style-name="P4"><text:soft-page-break/>  </text:p>
        </text:list-item>
        <text:list-item>
          <text:p text:style-name="P4">pedantic: $(POBJS)  </text:p>
        </text:list-item>
        <text:list-item>
          <text:p text:style-name="P4">    $(CC) $(PCFLAGS) -o $(EXEC) $(POBJS) $(LIBS)  </text:p>
        </text:list-item>
        <text:list-item>
          <text:p text:style-name="P4">  </text:p>
        </text:list-item>
        <text:list-item>
          <text:p text:style-name="P4">clean:  </text:p>
        </text:list-item>
        <text:list-item>
          <text:p text:style-name="P4">    rm -f $(OBJS) $(DOBJS) $(POBJS) $(EXEC) *~  </text:p>
        </text:list-item>
        <text:list-item>
          <text:p text:style-name="P4">  </text:p>
        </text:list-item>
        <text:list-item>
          <text:p text:style-name="P4">.c.o:  </text:p>
        </text:list-item>
        <text:list-item>
          <text:p text:style-name="P4">    $(CC) $(CFLAGS) -c -o $@ $&lt;  </text:p>
        </text:list-item>
        <text:list-item>
          <text:p text:style-name="P4">  </text:p>
        </text:list-item>
        <text:list-item>
          <text:p text:style-name="P4">.c.do:  </text:p>
        </text:list-item>
        <text:list-item>
          <text:p text:style-name="P4">    $(CC) $(DCFLAGS) -c -o $@ $&lt;  </text:p>
        </text:list-item>
        <text:list-item>
          <text:p text:style-name="P4">  </text:p>
        </text:list-item>
        <text:list-item>
          <text:p text:style-name="P4">.c.po:  </text:p>
        </text:list-item>
        <text:list-item>
          <text:p text:style-name="P4">    $(CC) $(PCFLAGS) -c -o $@ $&lt;  </text:p>
        </text:list-item>
        <text:list-item>
          <text:p text:style-name="P4">  </text:p>
        </text:list-item>
        <text:list-item>
          <text:p text:style-name="P4">install:  </text:p>
        </text:list-item>
        <text:list-item>
          <text:p text:style-name="P4">    install -m 755 -s ./stupid-ftpd /usr/local/bin/stupid-ftpd  </text:p>
        </text:list-item>
        <text:list-item>
          <text:p text:style-name="P4">    install -m 700 -d /etc/stupid-ftpd  </text:p>
        </text:list-item>
        <text:list-item>
          <text:p text:style-name="P4">    install -m 755 -d /usr/local/stupid-ftpd  </text:p>
        </text:list-item>
        <text:list-item>
          <text:p text:style-name="P2">    install -m 600 ./stupid-ftpd.conf /etc/stupid-ftpd/stupid-ftpd.conf  </text:p>
        </text:list-item>
      </text:list>
      <text:p text:style-name="Text_20_body"><text:line-break/><text:span text:style-name="T2">只需修改两个位置。</text:span><text:span text:style-name="T1"><text:line-break/><text:line-break/></text:span><text:span text:style-name="T2">编译完成后，生成</text:span><text:span text:style-name="T1">stupid-ftpd.Linux6</text:span><text:span text:style-name="T2">可执行程序，该程序运行需要配置文件，以下的配置已经被修改并验证，是可以用的。但前提是运行在嵌入式</text:span><text:span text:style-name="T1">Linux</text:span><text:span text:style-name="T2">系统下，</text:span><text:span text:style-name="T1">21</text:span><text:span text:style-name="T2">端口没有被占用。</text:span></text:p>
      <text:p text:style-name="Text_20_body"><text:span text:style-name="T5">[plain]</text:span> <text:a xlink:type="simple" xlink:href="http://blog.csdn.net/gzshun/article/details/7358651#">view plain</text:a><text:a xlink:type="simple" xlink:href="http://blog.csdn.net/gzshun/article/details/7358651#">copy</text:a></text:p>
      <text:list xml:id="list289486264" text:style-name="L2">
        <text:list-item>
          <text:p text:style-name="P5">#  </text:p>
        </text:list-item>
        <text:list-item>
          <text:p text:style-name="P5"># This is a config-file for stupid-ftpd  </text:p>
        </text:list-item>
        <text:list-item>
          <text:p text:style-name="P5"># ------------------------------------  </text:p>
        </text:list-item>
        <text:list-item>
          <text:p text:style-name="P5">#  </text:p>
        </text:list-item>
        <text:list-item>
          <text:p text:style-name="P5"># The standard path should be /etc/stupid-ftpd.conf  </text:p>
        </text:list-item>
        <text:list-item>
          <text:p text:style-name="P5"># You can define other paths by using the "-f" option  </text:p>
        </text:list-item>
        <text:list-item>
          <text:p text:style-name="P5"># when starting stupid-ftpd.  </text:p>
        </text:list-item>
        <text:list-item>
          <text:p text:style-name="P5">#  </text:p>
        </text:list-item>
        <text:list-item>
          <text:p text:style-name="P5">#  </text:p>
        </text:list-item>
        <text:list-item>
          <text:p text:style-name="P5"># ATTENTION: 1) Remember, that the server is running with YOUR permissions.  </text:p>
        </text:list-item>
        <text:list-item>
          <text:p text:style-name="P5">#            It will fail to access other users directory, unless it is  </text:p>
        </text:list-item>
        <text:list-item>
          <text:p text:style-name="P5">#            root, but it also allows to access ALL YOUR directories,  </text:p>
        </text:list-item>
        <text:list-item>
          <text:p text:style-name="P5">#            which are deeper in a user's root-dir and YOU HAVE access to.  </text:p>
        </text:list-item>
        <text:list-item>
          <text:p text:style-name="P5">#            2) To solve the problem, the best way is to define a group-ID  </text:p>
        </text:list-item>
        <text:list-item>
          <text:p text:style-name="P5">#           for stupid-ftpd.   </text:p>
        </text:list-item>
        <text:list-item>
          <text:p text:style-name="P5">#       Or if you aren't root: set the MAIN root (serverroot=) to  </text:p>
        </text:list-item>
        <text:list-item>
          <text:p text:style-name="P5">#       the highest directory depth which is possible.  </text:p>
        </text:list-item>
        <text:list-item>
          <text:p text:style-name="P5"><text:soft-page-break/>#            3) REMEMBER: DO NOT PUT THIS FILE in an accessible directory!!!  </text:p>
        </text:list-item>
        <text:list-item>
          <text:p text:style-name="P5">#               There are passwords defined here. The safest place is  </text:p>
        </text:list-item>
        <text:list-item>
          <text:p text:style-name="P5">#               outside the serverroot.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Server operation mode:  </text:p>
        </text:list-item>
        <text:list-item>
          <text:p text:style-name="P5"># daemon      - quiet in background  </text:p>
        </text:list-item>
        <text:list-item>
          <text:p text:style-name="P5"># interactive - standard mode  </text:p>
        </text:list-item>
        <text:list-item>
          <text:p text:style-name="P5">  </text:p>
        </text:list-item>
        <text:list-item>
          <text:p text:style-name="P5">#mode=interactive  #交互式的形式运行  </text:p>
        </text:list-item>
        <text:list-item>
          <text:p text:style-name="P5">mode=daemon   #以守护进程的形式运行在后台  </text:p>
        </text:list-item>
        <text:list-item>
          <text:p text:style-name="P5">  </text:p>
        </text:list-item>
        <text:list-item>
          <text:p text:style-name="P5"># chroot to  </text:p>
        </text:list-item>
        <text:list-item>
          <text:p text:style-name="P5">  </text:p>
        </text:list-item>
        <text:list-item>
          <text:p text:style-name="P5">#serverroot=/usr/home/cinek/tmp3/aaa  </text:p>
        </text:list-item>
        <text:list-item>
          <text:p text:style-name="P5">serverroot=/mnt   #将ftp的根目录设置为/mnt目录下，在windows打开该ftp，就能访问/mnt目录  </text:p>
        </text:list-item>
        <text:list-item>
          <text:p text:style-name="P5">  </text:p>
        </text:list-item>
        <text:list-item>
          <text:p text:style-name="P5"># type of chroot  </text:p>
        </text:list-item>
        <text:list-item>
          <text:p text:style-name="P5"># real    - kernel chroot(), high security, but needs root privileges  </text:p>
        </text:list-item>
        <text:list-item>
          <text:p text:style-name="P5"># virtual - no real chroot(), software side (virtual) chroot  </text:p>
        </text:list-item>
        <text:list-item>
          <text:p text:style-name="P5">  </text:p>
        </text:list-item>
        <text:list-item>
          <text:p text:style-name="P5">#changeroottype=real  </text:p>
        </text:list-item>
        <text:list-item>
          <text:p text:style-name="P5">changeroottype=virtual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Port number for the FTP-Protocol  </text:p>
        </text:list-item>
        <text:list-item>
          <text:p text:style-name="P5">  </text:p>
        </text:list-item>
        <text:list-item>
          <text:p text:style-name="P5">#port=2121  </text:p>
        </text:list-item>
        <text:list-item>
          <text:p text:style-name="P5">port=21  #默认为ftp的端口号。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Maximum users allowed to log in  </text:p>
        </text:list-item>
        <text:list-item>
          <text:p text:style-name="P5">  </text:p>
        </text:list-item>
        <text:list-item>
          <text:p text:style-name="P5">maxusers=10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Message Of The Day (motd)  </text:p>
        </text:list-item>
        <text:list-item>
          <text:p text:style-name="P5"># It will be displayed after the login procedure.  </text:p>
        </text:list-item>
        <text:list-item>
          <text:p text:style-name="P5">  </text:p>
        </text:list-item>
        <text:list-item>
          <text:p text:style-name="P5">#motd=/tmp/stupid-ftpd.motd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Message on quit  </text:p>
        </text:list-item>
        <text:list-item>
          <text:p text:style-name="P5"># It will be displayed when quitting.  </text:p>
        </text:list-item>
        <text:list-item>
          <text:p text:style-name="P5">  </text:p>
        </text:list-item>
        <text:list-item>
          <text:p text:style-name="P5">#byemsg=/tmp/stupid-ftpd.bye  </text:p>
        </text:list-item>
        <text:list-item>
          <text:p text:style-name="P5">  </text:p>
        </text:list-item>
        <text:list-item>
          <text:p text:style-name="P5"><text:soft-page-break/>  </text:p>
        </text:list-item>
        <text:list-item>
          <text:p text:style-name="P5"># Log  </text:p>
        </text:list-item>
        <text:list-item>
          <text:p text:style-name="P5">  </text:p>
        </text:list-item>
        <text:list-item>
          <text:p text:style-name="P5">#log=/tmp/stupid-ftpd.log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User list:  </text:p>
        </text:list-item>
        <text:list-item>
          <text:p text:style-name="P5"># Format:  user=&lt;login&gt; &lt;passwd&gt; &lt;subdir&gt; &lt;maxlogins&gt; &lt;flags&gt;  </text:p>
        </text:list-item>
        <text:list-item>
          <text:p text:style-name="P5">#       &lt;login&gt;     user name  </text:p>
        </text:list-item>
        <text:list-item>
          <text:p text:style-name="P5">#       &lt;passwd&gt;    password or * for anonymous access  </text:p>
        </text:list-item>
        <text:list-item>
          <text:p text:style-name="P5">#       &lt;subdir&gt;    (internally appended to serverroot)  </text:p>
        </text:list-item>
        <text:list-item>
          <text:p text:style-name="P5">#               the user has access to the WHOLE SUBTREE,  </text:p>
        </text:list-item>
        <text:list-item>
          <text:p text:style-name="P5">#               if the server has access to it  </text:p>
        </text:list-item>
        <text:list-item>
          <text:p text:style-name="P5">#               &lt;maxlogins&gt; maximal logins with this usertype  </text:p>
        </text:list-item>
        <text:list-item>
          <text:p text:style-name="P5">#       &lt;flags&gt;     D - download  </text:p>
        </text:list-item>
        <text:list-item>
          <text:p text:style-name="P5">#               U - upload + making directories  </text:p>
        </text:list-item>
        <text:list-item>
          <text:p text:style-name="P5">#               O - overwrite existing files  </text:p>
        </text:list-item>
        <text:list-item>
          <text:p text:style-name="P5">#               M - allows multiple logins  </text:p>
        </text:list-item>
        <text:list-item>
          <text:p text:style-name="P5">#               E - allows erase operations  </text:p>
        </text:list-item>
        <text:list-item>
          <text:p text:style-name="P5">#               A - allows EVERYTHING(!)  </text:p>
        </text:list-item>
        <text:list-item>
          <text:p text:style-name="P5">#                 </text:p>
        </text:list-item>
        <text:list-item>
          <text:p text:style-name="P5"># user ftp is mapped to user anonymous, don't forget this  </text:p>
        </text:list-item>
        <text:list-item>
          <text:p text:style-name="P5">#   </text:p>
        </text:list-item>
        <text:list-item>
          <text:p text:style-name="P5"># Examples:  </text:p>
        </text:list-item>
        <text:list-item>
          <text:p text:style-name="P5"># user=user1 passx /tmp  2 D   </text:p>
        </text:list-item>
        <text:list-item>
          <text:p text:style-name="P5">#      - login: user1, passwd: passx, max login twice (different IPs!)  </text:p>
        </text:list-item>
        <text:list-item>
          <text:p text:style-name="P5">#        only download rights from directory /tmp         </text:p>
        </text:list-item>
        <text:list-item>
          <text:p text:style-name="P5"># user=user2 passy /home/user2 0 DU  </text:p>
        </text:list-item>
        <text:list-item>
          <text:p text:style-name="P5">#      - login: user2, passwd: passy, no login count limit (different IPs!)  </text:p>
        </text:list-item>
        <text:list-item>
          <text:p text:style-name="P5">#        download+upload rights to directory /home/user2   </text:p>
        </text:list-item>
        <text:list-item>
          <text:p text:style-name="P5"># user=user3 passz /home/user3 5 DUOM  </text:p>
        </text:list-item>
        <text:list-item>
          <text:p text:style-name="P5">#      - login: user3, passwd: passz, max login count 5 (even from same IP)  </text:p>
        </text:list-item>
        <text:list-item>
          <text:p text:style-name="P5">#        download+upload+overwrite rights to directory /home/user3   </text:p>
        </text:list-item>
        <text:list-item>
          <text:p text:style-name="P5"># user=user4 passq /tmp 10 -  </text:p>
        </text:list-item>
        <text:list-item>
          <text:p text:style-name="P5">#      - login: user4, passwd: passq, max login count 10 (even from same IP)  </text:p>
        </text:list-item>
        <text:list-item>
          <text:p text:style-name="P5">#        look-only rights at directory /tmp  </text:p>
        </text:list-item>
        <text:list-item>
          <text:p text:style-name="P5">#  </text:p>
        </text:list-item>
        <text:list-item>
          <text:p text:style-name="P5"># SEE: ATTENTION remark on the top of this file !!!  </text:p>
        </text:list-item>
        <text:list-item>
          <text:p text:style-name="P5">  </text:p>
        </text:list-item>
        <text:list-item>
          <text:p text:style-name="P5">user=anonymous  *    /    5   A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Banned hosts  </text:p>
        </text:list-item>
        <text:list-item>
          <text:p text:style-name="P5"># "*" and "?" are allowed here  </text:p>
        </text:list-item>
        <text:list-item>
          <text:p text:style-name="P5">  </text:p>
        </text:list-item>
        <text:list-item>
          <text:p text:style-name="P5">#ban=192.168.*  </text:p>
        </text:list-item>
        <text:list-item>
          <text:p text:style-name="P5">#ban=localhost  </text:p>
        </text:list-item>
        <text:list-item>
          <text:p text:style-name="P5">#ban=*.banme.com  </text:p>
        </text:list-item>
        <text:list-item>
          <text:p text:style-name="P5">  </text:p>
        </text:list-item>
        <text:list-item>
          <text:p text:style-name="P5"><text:soft-page-break/>  </text:p>
        </text:list-item>
        <text:list-item>
          <text:p text:style-name="P5"># Ban message (displayed to user who is banned)  </text:p>
        </text:list-item>
        <text:list-item>
          <text:p text:style-name="P5"># Please don't use more than 70 characters.  </text:p>
        </text:list-item>
        <text:list-item>
          <text:p text:style-name="P5">  </text:p>
        </text:list-item>
        <text:list-item>
          <text:p text:style-name="P5">#banmsg=Go away !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Login/password timeout  </text:p>
        </text:list-item>
        <text:list-item>
          <text:p text:style-name="P5">  </text:p>
        </text:list-item>
        <text:list-item>
          <text:p text:style-name="P5">login-timeout=120  </text:p>
        </text:list-item>
        <text:list-item>
          <text:p text:style-name="P5">  </text:p>
        </text:list-item>
        <text:list-item>
          <text:p text:style-name="P5">  </text:p>
        </text:list-item>
        <text:list-item>
          <text:p text:style-name="P5"># Timeout (while logged in)  </text:p>
        </text:list-item>
        <text:list-item>
          <text:p text:style-name="P5">  </text:p>
        </text:list-item>
        <text:list-item>
          <text:p text:style-name="P3">timeout=240  </text:p>
        </text:list-item>
      </text:list>
      <text:p text:style-name="Text_20_body"><text:line-break/><text:span text:style-name="T2">剩下的用默认的配置就可以了，特别注意，设置</text:span><text:span text:style-name="T1">port</text:span><text:span text:style-name="T2">参数的时候，</text:span><text:span text:style-name="T1">2121</text:span><text:span text:style-name="T2">端口不能使用，无法提供</text:span><text:span text:style-name="T1">ftp</text:span><text:span text:style-name="T2">服务。要设置为</text:span><text:span text:style-name="T1">21</text:span><text:span text:style-name="T2">端口，经过测试，设置为</text:span><text:span text:style-name="T1">21</text:span><text:span text:style-name="T2">端口，在</text:span><text:span text:style-name="T1">Linux</text:span><text:span text:style-name="T2">的</text:span><text:span text:style-name="T1">PC</text:span><text:span text:style-name="T2">机，报错：</text:span><text:span text:style-name="T1">21</text:span><text:span text:style-name="T2">端口被占用。但在嵌入式</text:span><text:span text:style-name="T1">Linux</text:span><text:span text:style-name="T2">下，是可以使用的。</text:span><text:span text:style-name="T1"><text:line-break/><text:line-break/>stupid-ftpd.Linux6</text:span><text:span text:style-name="T2">的使用方法：</text:span><text:span text:style-name="T1"><text:line-break/></text:span><text:span text:style-name="T2">直接用</text:span><text:span text:style-name="T1">-f</text:span><text:span text:style-name="T2">选项指定配置文件：</text:span><text:span text:style-name="T1"><text:line-break/></text:span><text:span text:style-name="Strong_20_Emphasis"><text:span text:style-name="T1">stupid-ftpd.Linux6 -f stupid-ftpd.conf</text:span></text:span><text:span text:style-name="T1"><text:line-break/><text:line-break/></text:span><text:span text:style-name="T2">然后保证</text:span><text:span text:style-name="T1">windows</text:span><text:span text:style-name="T2">与嵌入式</text:span><text:span text:style-name="T1">Linux</text:span><text:span text:style-name="T2">系统的</text:span><text:span text:style-name="T1">IP</text:span><text:span text:style-name="T2">地址在同一网段，然后再</text:span><text:span text:style-name="T1">"</text:span><text:span text:style-name="T2">我的电脑</text:span><text:span text:style-name="T1">"</text:span><text:span text:style-name="T2">输入：</text:span><text:span text:style-name="T1">ftp://192.168.x.x/<text:line-break/></text:span><text:span text:style-name="T2">这里就不截图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7:01:44</meta:creation-date>
    <dc:date>2015-08-03T17:02:40</dc:date>
    <meta:editing-duration>P0D</meta:editing-duration>
    <meta:editing-cycles>1</meta:editing-cycles>
    <meta:document-statistic meta:table-count="0" meta:image-count="0" meta:object-count="2" meta:page-count="5" meta:paragraph-count="185" meta:word-count="887" meta:character-count="6179" meta:non-whitespace-character-count="4950"/>
    <meta:generator>LibreOffice/3.5$Linux_x86 LibreOffice_project/350m1$Build-2</meta:generator>
  </office:meta>
</office:document-meta>
</file>